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3.865cm"/>
    </style:style>
    <style:style style:name="co3" style:family="table-column">
      <style:table-column-properties fo:break-before="auto" style:column-width="3.798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0.335cm"/>
    </style:style>
    <style:style style:name="co6" style:family="table-column">
      <style:table-column-properties fo:break-before="auto" style:column-width="0.423cm"/>
    </style:style>
    <style:style style:name="co7" style:family="table-column">
      <style:table-column-properties fo:break-before="auto" style:column-width="1.729cm"/>
    </style:style>
    <style:style style:name="co8" style:family="table-column">
      <style:table-column-properties fo:break-before="auto" style:column-width="7.303cm"/>
    </style:style>
    <style:style style:name="co9" style:family="table-column">
      <style:table-column-properties fo:break-before="auto" style:column-width="8.497cm"/>
    </style:style>
    <style:style style:name="co10" style:family="table-column">
      <style:table-column-properties fo:break-before="auto" style:column-width="3.083cm"/>
    </style:style>
    <style:style style:name="co11" style:family="table-column">
      <style:table-column-properties fo:break-before="auto" style:column-width="3.932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5.609cm"/>
    </style:style>
    <style:style style:name="co14" style:family="table-column">
      <style:table-column-properties fo:break-before="auto" style:column-width="4.117cm"/>
    </style:style>
    <style:style style:name="co15" style:family="table-column">
      <style:table-column-properties fo:break-before="auto" style:column-width="3.967cm"/>
    </style:style>
    <style:style style:name="co16" style:family="table-column">
      <style:table-column-properties fo:break-before="auto" style:column-width="2.794cm"/>
    </style:style>
    <style:style style:name="co17" style:family="table-column">
      <style:table-column-properties fo:break-before="auto" style:column-width="13.513cm"/>
    </style:style>
    <style:style style:name="co18" style:family="table-column">
      <style:table-column-properties fo:break-before="auto" style:column-width="3.93cm"/>
    </style:style>
    <style:style style:name="co19" style:family="table-column">
      <style:table-column-properties fo:break-before="auto" style:column-width="3.406cm"/>
    </style:style>
    <style:style style:name="co20" style:family="table-column">
      <style:table-column-properties fo:break-before="auto" style:column-width="0.439cm"/>
    </style:style>
    <style:style style:name="co21" style:family="table-column">
      <style:table-column-properties fo:break-before="auto" style:column-width="9.878cm"/>
    </style:style>
    <style:style style:name="co22" style:family="table-column">
      <style:table-column-properties fo:break-before="auto" style:column-width="3.175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3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46" style:family="table-cell" style:parent-style-name="Default" style:data-style-name="N0">
      <style:table-cell-properties fo:background-color="#b6d7a8" fo:border="0.06pt solid #000000" style:vertical-align="middle"/>
      <style:text-properties fo:color="#000000" style:text-outline="false" style:text-line-through-style="none" style:text-line-through-type="none" style:font-name="Cambria" fo:font-size="7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Cambria2" style:font-size-asian="7pt" style:language-asian="zh" style:country-asian="CN" style:font-style-asian="normal" style:font-weight-asian="normal" style:font-name-complex="Cambria2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2" style:font-name-complex="Cambria2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2" style:font-name-complex="Cambria2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use-window-font-color="true" style:font-name="Cambria1" fo:font-size="7pt" style:font-name-asian="Microsoft YaHei" style:font-size-asian="10pt" style:font-name-complex="Arial1" style:font-size-complex="10pt"/>
    </style:style>
    <style:style style:name="ce57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Microsoft YaHei" style:font-size-asian="10pt" style:font-name-complex="Arial1" style:font-size-complex="10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2" style:font-size-asian="7pt" style:font-name-complex="Cambria2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2" style:font-size-asian="7pt" style:font-name-complex="Cambria2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2" style:font-size-asian="7pt" style:font-name-complex="Cambria2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68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2" style:font-name-complex="Cambria2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" fo:font-size="7pt" style:font-name-asian="Cambria2" style:font-size-asian="7pt" style:font-name-complex="Cambria2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asian="Cambria" style:font-name-complex="Cambria"/>
    </style:style>
    <style:style style:name="T4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10pt" style:font-size-complex="10pt"/>
    </style:style>
    <style:style style:name="T6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Cambria" style:font-name-complex="Cambria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4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en_Settler</text:p>
          </table:table-cell>
          <table:table-cell table:style-name="ce3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bad, itm_woodman_scout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4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good, itm_woodman_scout, itm_woodma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 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 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scout_good, itm_woodman_padde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 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4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, itm_woodmen_heavy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_cloak,</text:p>
          </table:table-cell>
          <table:table-cell table:style-name="ce12"/>
          <table:table-cell table:style-name="ce12" office:value-type="string" calcext:value-type="string">
            <text:p>itm_leather_boots_bad,itm_rohan_shoes,itm_furry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tunic_good_cloak, itm_woodman_scout_cloak,</text:p>
          </table:table-cell>
          <table:table-cell table:style-name="ce12"/>
          <table:table-cell table:style-name="ce12" office:value-type="string" calcext:value-type="string">
            <text:p>itm_leather_boots_bad,itm_furry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_good_cloak, itm_woodman_padded_cloak,</text:p>
          </table:table-cell>
          <table:table-cell table:style-name="ce12" office:value-type="string" calcext:value-type="string">
            <text:p>itm_leather_gloves,itm_evil_gauntlets_a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4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_good_cloak, </text:p>
          </table:table-cell>
          <table:table-cell table:style-name="ce12" office:value-type="string" calcext:value-type="string">
            <text:p>itm_leather_gloves_good,itm_evil_gauntlets_a_good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 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43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gondor_ranger_hood,</text:p>
          </table:table-cell>
          <table:table-cell table:style-name="ce12" office:value-type="string" calcext:value-type="string">
            <text:p>itm_beorn_tunic,itm_beorn_padded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padded, itm_beorn_heavy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itm_rohirrim_throwing_axe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heav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itm_rohirrim_throwing_axe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3|knows_ironflesh_5|knows_shield_3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, </text:p>
          </table:table-cell>
          <table:table-cell table:style-name="ce12" office:value-type="string" calcext:value-type="string">
            <text:p>itm_beorn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3|knows_ironflesh_6|knows_shield_5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 itm_beorn_heavy_good,itm_leather_gloves,itm_leather_boots,itm_dwarf_sword_a,itm_dwarf_sword_b,itm_dale_sword,itm_dale_sword_long,itm_beorn_shield_good,],attr_tier_5,wp_tier_5,knows_common|knows_athletics_5|knows_power_strike_3|knows_ironflesh_6|knows_shield_5|knows_power_throw_3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itm_beorn_helmet_light,</text:p>
          </table:table-cell>
          <table:table-cell table:style-name="ce12" office:value-type="string" calcext:value-type="string">
            <text:p>itm_beorn_tunic_good,itm_beorn_padded_bad,itm_beorn_berserk_ba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6|knows_power_strike_4|knows_ironflesh_6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itm_beorn_helmet_light,</text:p>
          </table:table-cell>
          <table:table-cell table:style-name="ce12" office:value-type="string" calcext:value-type="string">
            <text:p>itm_beorn_padded, itm_beorn_berser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7|knows_power_strike_5|knows_ironflesh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padded_good,itm_beorn_berserk_goo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itm_javelin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8|knows_power_strike_7|knows_ironflesh_9|knows_power_throw_6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 itm_leather_boots_dark,itm_splinted_greave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itm_rohirrim_throwing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5|knows_power_strike_4|knows_ironflesh_8|knows_shield_7|knows_power_throw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4|knows_ironflesh_8|knows_shield_7|knows_power_throw_4,beorn_face1,beorn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hood_grey_bad,itm_mail_coif,</text:p>
          </table:table-cell>
          <table:table-cell table:style-name="ce12" office:value-type="string" calcext:value-type="string">
            <text:p>itm_north_leather,itm_dale_light_a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er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2" office:value-type="string" calcext:value-type="string">
            <text:p>itm_dale_light_a, itm_dale_light_a_good, itm_dale_med_b_bad,itm_dale_med_d_bad, 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 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itm_north_leather_ok,itm_north_leather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_bad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<text:span text:style-name="T4">knows_common|knows_ironflesh_2|knows_power_draw_2|knows_power_strike_1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<text:span text:style-name="T4">knows_common|knows_ironflesh_3|knows_power_draw_3|knows_power_strike_2</text:span>|knows_athletics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arrows,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str_19|agi_18| int_8| cha_8|level(33)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itm_leather_boots_dark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3|knows_shield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_good,itm_dale_heavy_a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4|knows_shield_3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_goo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4|knows_ironflesh_5|knows_shield_5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c,</text:p>
          </table:table-cell>
          <table:table-cell table:style-name="ce12"/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swadian_face_young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swadian_face_middle_1</text:p>
          </table:table-cell>
          <table:table-cell table:style-name="ce26" office:value-type="string" calcext:value-type="string">
            <text:p>swadian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itm_north_leather_ok,</text:p>
          </table:table-cell>
          <table:table-cell table:style-name="ce12"/>
          <table:table-cell table:style-name="ce12" office:value-type="string" calcext:value-type="string">
            <text:p>itm_leather_boots_dark_bad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lordly,itm_north_leather_good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nord_face_young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dale_sword_long, itm_javelin_big, itm_javelin_bi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_good,itm_mail_mittens,</text:p>
          </table:table-cell>
          <table:table-cell table:style-name="ce12" office:value-type="string" calcext:value-type="string">
            <text:p>itm_leather_boots_dark, itm_splinted_greaves_good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nord_face_middle_1</text:p>
          </table:table-cell>
          <table:table-cell table:style-name="ce26" office:value-type="string" calcext:value-type="string">
            <text:p>nord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 itm_rhun_helm_leather,itm_rhun_helm_round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riding_5|knows_power_draw_3|knows_ironflesh_1|knows_horse_archery_3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, itm_rhun_helm_leather_good,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round_good, itm_rhun_helm_barbed_good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2|knows_power_strike_2|knows_power_throw_4|knows_power_draw_4|knows_riding_6|knows_horse_archery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 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bad, itm_rhun_helm_horde_bad, itm_rhun_helm_round_bad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, itm_rhun_helm_horde, itm_rhun_helm_roun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itm_rhun_shield, 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 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pot_good,itm_rhun_helm_horde_good,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Footman</text:p>
          </table:table-cell>
          <table:table-cell table:style-name="ce3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eather_bad,itm_rhun_helm_horde_bad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Warrior</text:p>
          </table:table-cell>
          <table:table-cell table:style-name="ce3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, itm_rhun_helm_horde, itm_rhun_helm_round_good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 itm_rhun_helm_pot_good, itm_rhun_helm_horde_good,</text:p>
          </table:table-cell>
          <table:table-cell table:style-name="ce12" office:value-type="string" calcext:value-type="string">
            <text:p>itm_rhun_armor_g_good,itm_rhun_armor_h_good,itm_rhun_armor_p_bad,itm_rhun_armor_k_ba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leather_boots_dark_bad, itm_splinted_greaves,</text:p>
          </table:table-cell>
          <table:table-cell table:style-name="ce12" office:value-type="string" calcext:value-type="string">
            <text:p>itm_rhun_warpick, itm_rhun_mangler, itm_rhun_glaive, itm_rhun_battleaxe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rhun_horseman</text:p>
          </table:table-cell>
          <table:table-cell table:style-name="ce3" office:value-type="string" calcext:value-type="string">
            <text:p>Horseman_of_Rhun</text:p>
          </table:table-cell>
          <table:table-cell table:style-name="ce3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hun_outrider</text:p>
          </table:table-cell>
          <table:table-cell table:style-name="ce3" office:value-type="string" calcext:value-type="string">
            <text:p>Outrider_of_Rhun</text:p>
          </table:table-cell>
          <table:table-cell table:style-name="ce3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,itm_rhun_helm_round,itm_rhun_helm_pot_bad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itm_leather_boots_dark_bad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 </text:p>
          </table:table-cell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 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rhun_noble_rider</text:p>
          </table:table-cell>
          <table:table-cell table:style-name="ce3" office:value-type="string" calcext:value-type="string">
            <text:p>Noble_Rider_of_Rhun</text:p>
          </table:table-cell>
          <table:table-cell table:style-name="ce3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horde_good,itm_rhun_helm_barbed,itm_rhun_helm_pot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itm_leather_boots_dark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rhun_warrider</text:p>
          </table:table-cell>
          <table:table-cell table:style-name="ce3" office:value-type="string" calcext:value-type="string">
            <text:p>Warrider_of_Rhun</text:p>
          </table:table-cell>
          <table:table-cell table:style-name="ce3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arbed_good,itm_rhun_helm_pot_good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 office:value-type="string" calcext:value-type="string">
            <text:p>itm_evil_gauntlets_a_good,</text:p>
          </table:table-cell>
          <table:table-cell table:style-name="ce12" office:value-type="string" calcext:value-type="string">
            <text:p>itm_leather_boots_dark, itm_splinted_greave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hun_warlord</text:p>
          </table:table-cell>
          <table:table-cell table:style-name="ce3" office:value-type="string" calcext:value-type="string">
            <text:p>Warlord_of_Rhun</text:p>
          </table:table-cell>
          <table:table-cell table:style-name="ce3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hieftain,</text:p>
          </table:table-cell>
          <table:table-cell table:style-name="ce12" office:value-type="string" calcext:value-type="string">
            <text:p>itm_rhun_armor_p_good,itm_rhun_armor_k_good,</text:p>
          </table:table-cell>
          <table:table-cell table:style-name="ce12" office:value-type="string" calcext:value-type="string">
            <text:p>itm_evil_gauntlets_b_good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ironflesh_5|knows_power_strike_6|knows_riding_7 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 ,rhun_man1,rhun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4|knows_shield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4|knows_ironflesh_5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2|knows_power_strike_5|knows_ironflesh_6|knows_shield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5|knows_shield_4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6|knows_shield_5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57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4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3|knows_power_strike_6|knows_ironflesh_8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57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57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4|knows_power_strike_3|knows_ironflesh_5|knows_shield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5|knows_power_strike_4|knows_ironflesh_7|knows_shield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number-columns-repeated="2" table:style-name="ce3" office:value-type="string" calcext:value-type="string">
            <text:p>Gondor_Noble</text:p>
          </table:table-cell>
          <table:table-cell table:style-name="ce8" office:value-type="string" calcext:value-type="string">
            <text:p><text:span text:style-name="T1">tf_gondor| tf_mounted| tfg_armor| tfg_boots| tfg_horse</text:span>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_bad, 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/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 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4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itm_gondor_citadel_sword,itm_gondor_2h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itm_leather_boot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(itm_gon_ranger_skirt, imod_reinforced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46" office:value-type="string" calcext:value-type="string">
            <text:p>(itm_gon_ranger_skirt, imod_lordly)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 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 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4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attr_fief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fief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itm_mail_coif_good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2h_sword,itm_gondor_2h_sword,itm_loss_war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 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4</text:p>
          </table:table-cell>
          <table:table-cell table:style-name="ce57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itm_gondor_heavy_greaves, 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 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attr_fief_tier_1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hood_black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itm_mail_coif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attr_fief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Lothlorien #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woodelf_leather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itm_hood_grey,</text:p>
          </table:table-cell>
          <table:table-cell table:style-name="ce12" office:value-type="string" calcext:value-type="string">
            <text:p>itm_lorien_archer_cloak,</text:p>
          </table:table-cell>
          <table:table-cell table:style-name="ce13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regular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cher_good_cloak,</text:p>
          </table:table-cell>
          <table:table-cell table:style-name="ce12"/>
          <table:table-cell table:style-name="ce46" office:value-type="string" calcext:value-type="string">
            <text:p>itm_woodelf_leather_boots,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draw_4|knows_power_strike_3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warden</text:p>
          </table:table-cell>
          <table:table-cell table:style-name="ce3" office:value-type="string" calcext:value-type="string">
            <text:p>Galadhrim_Warden</text:p>
          </table:table-cell>
          <table:table-cell table:style-name="ce3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_good,</text:p>
          </table:table-cell>
          <table:table-cell table:style-name="ce12" office:value-type="string" calcext:value-type="string">
            <text:p>itm_lorien_light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lorien_grey_warden</text:p>
          </table:table-cell>
          <table:table-cell table:style-name="ce3" office:value-type="string" calcext:value-type="string">
            <text:p>Grey_Warden</text:p>
          </table:table-cell>
          <table:table-cell table:style-name="ce3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_good,</text:p>
          </table:table-cell>
          <table:table-cell table:style-name="ce13" office:value-type="string" calcext:value-type="string">
            <text:p>itm_lorien_heavy_good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lorien_sword_a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melee(460)|wp_archery(320)</text:p>
          </table:table-cell>
          <table:table-cell table:style-name="ce23" office:value-type="string" calcext:value-type="string">
            <text:p>knows_common|knows_athletics_9|knows_shield_5|knows_power_draw_6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med_cloak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shield_1|knows_power_draw_6|knows_power_strike_5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med_good_cloak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itm_woodelf_boots_good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lorien_vet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med_bad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3|knows_power_strike_4|knows_ironflesh_2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lorien_gal_archer</text:p>
          </table:table-cell>
          <table:table-cell table:style-name="ce3" office:value-type="string" calcext:value-type="string">
            <text:p>Galadhrim_Archer</text:p>
          </table:table-cell>
          <table:table-cell table:style-name="ce3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3|knows_power_strike_5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lorien_gal_royal_archer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_good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itm_elven_arrows,</text:p>
          </table:table-cell>
          <table:table-cell table:style-name="ce12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lorien_inf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3" office:value-type="string" calcext:value-type="string">
            <text:p>itm_lorien_med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3|knows_shield_3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lorien_gal_inf</text:p>
          </table:table-cell>
          <table:table-cell table:number-columns-repeated="2" table:style-name="ce3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4|knows_shield_4|knows_power_draw_5|knows_power_strike_5|knows_ironflesh_5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lorien_gal_royal_inf</text:p>
          </table:table-cell>
          <table:table-cell table:style-name="ce3" office:value-type="string" calcext:value-type="string">
            <text:p>Galadhrim_Royal_Guard</text:p>
          </table:table-cell>
          <table:table-cell table:style-name="ce3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shield_5|knows_power_draw_6|knows_power_strike_6|knows_ironflesh_6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_good,</text:p>
          </table:table-cell>
          <table:table-cell table:style-name="ce12" office:value-type="string" calcext:value-type="string">
            <text:p>itm_lorien_heavy_good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43"/>
        </table:table-row>
        <table:table-row table:style-name="ro1">
          <table:table-cell table:number-columns-repeated="5"/>
          <table:table-cell table:style-name="ce4"/>
          <table:table-cell table:number-columns-repeated="5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hood_green_bad, </text:p>
          </table:table-cell>
          <table:table-cell table:style-name="ce12" office:value-type="string" calcext:value-type="string">
            <text:p>itm_mirkwood_leather_bad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57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 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,itm_mirkwood_pad_bad,</text:p>
          </table:table-cell>
          <table:table-cell table:style-name="ce12"/>
          <table:table-cell table:style-name="ce13" office:value-type="string" calcext:value-type="string">
            <text:p>itm_leather_boots_bad,itm_leather_boots_dark_bad,itm_rohan_shoes,itm_woodelf_leather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itm_mirkwood_ax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57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pad,</text:p>
          </table:table-cell>
          <table:table-cell table:style-name="ce12"/>
          <table:table-cell table:style-name="ce13" office:value-type="string" calcext:value-type="string">
            <text:p>itm_leather_boots, itm_leather_boots_dark,itm_woodelf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good,itm_mirkwood_mail_ba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itm_hood_green,</text:p>
          </table:table-cell>
          <table:table-cell table:style-name="ce12" office:value-type="string" calcext:value-type="string">
            <text:p>itm_mirkwood_leather_good,</text:p>
          </table:table-cell>
          <table:table-cell table:style-name="ce12"/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pad_bad,itm_mirkwood_leather_goo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<text:span text:style-name="T1">tf_woodelf| tfg_shield| </text:span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<text:span text:style-name="T2">itm_mirkwood_helm_a_good,itm_mirkwood_helm_b,</text:span><text:span text:style-name="T3">itm_hood_green,</text:span></text:p>
          </table:table-cell>
          <table:table-cell table:style-name="ce13" office:value-type="string" calcext:value-type="string">
            <text:p>itm_mirkwood_scale_bad,</text:p>
          </table:table-cell>
          <table:table-cell table:style-name="ce12"/>
          <table:table-cell table:style-name="ce13" office:value-type="string" calcext:value-type="string">
            <text:p>itm_mirkwood_boots,itm_woodelf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woodelf_leather_boots_good,</text:p>
          </table:table-cell>
          <table:table-cell table:style-name="ce13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2" office:value-type="string" calcext:value-type="string">
            <text:p>itm_mirkwood_scale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itm_mirkwood_sword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shield_6|knows_power_strike_6|knows_ironflesh_6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heavy_scale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mail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riv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3" office:value-type="string" calcext:value-type="string">
            <text:p>itm_riv_light_cloak,</text:p>
          </table:table-cell>
          <table:table-cell table:style-name="ce12"/>
          <table:table-cell table:style-name="ce13" office:value-type="string" calcext:value-type="string">
            <text:p>itm_rohan_shoes,itm_leather_boots_dark_bad,itm_woodelf_leather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riv_vet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/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regular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riv_archer</text:p>
          </table:table-cell>
          <table:table-cell table:style-name="ce3" office:value-type="string" calcext:value-type="string">
            <text:p>Rivendell_Archer</text:p>
          </table:table-cell>
          <table:table-cell table:style-name="ce3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<text:span text:style-name="T1">itm_riv_helm_b</text:span>,itm_hood_grey,</text:p>
          </table:table-cell>
          <table:table-cell table:style-name="ce12" office:value-type="string" calcext:value-type="string">
            <text:p>itm_riv_leath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leather_boots,itm_woodelf_leather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riv_vet_archer</text:p>
          </table:table-cell>
          <table:table-cell table:style-name="ce3" office:value-type="string" calcext:value-type="string">
            <text:p>Rivendell_Veteran_Archer</text:p>
          </table:table-cell>
          <table:table-cell table:style-name="ce3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riv_master_archer</text:p>
          </table:table-cell>
          <table:table-cell table:style-name="ce3" office:value-type="string" calcext:value-type="string">
            <text:p>Rivendell_Master_Archer</text:p>
          </table:table-cell>
          <table:table-cell table:style-name="ce3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6_riv_guardian</text:p>
          </table:table-cell>
          <table:table-cell table:style-name="ce3" office:value-type="string" calcext:value-type="string">
            <text:p>Guardian_of_Imladris</text:p>
          </table:table-cell>
          <table:table-cell table:style-name="ce3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bas_swor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5|knows_power_draw_6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riv_swordbearer</text:p>
          </table:table-cell>
          <table:table-cell table:style-name="ce3" office:value-type="string" calcext:value-type="string">
            <text:p>Rivendell_Swordbearer</text:p>
          </table:table-cell>
          <table:table-cell table:style-name="ce3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3" office:value-type="string" calcext:value-type="string">
            <text:p>itm_riv_foot_mai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itm_woodelf_leather_boots_good,</text:p>
          </table:table-cell>
          <table:table-cell table:style-name="ce13" office:value-type="string" calcext:value-type="string">
            <text:p>itm_riv_1h_sword,itm_riv_archer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draw_4|knows_power_strike_3|knows_ironflesh_3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riv_vet_swordbearer</text:p>
          </table:table-cell>
          <table:table-cell table:style-name="ce3" office:value-type="string" calcext:value-type="string">
            <text:p>Rivendell_Veteran_Swordbearer</text:p>
          </table:table-cell>
          <table:table-cell table:style-name="ce3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mail_good, itm_riv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iv_swordmaster</text:p>
          </table:table-cell>
          <table:table-cell table:style-name="ce3" office:value-type="string" calcext:value-type="string">
            <text:p>Rivendell_Swordmaster</text:p>
          </table:table-cell>
          <table:table-cell table:style-name="ce3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surcoat_good,itm_riv_foot_scale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athletics_5|knows_shield_5</text:span>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_champion</text:p>
          </table:table-cell>
          <table:table-cell table:style-name="ce3" office:value-type="string" calcext:value-type="string">
            <text:p>Champion_of_Imladris</text:p>
          </table:table-cell>
          <table:table-cell table:style-name="ce3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lordly,itm_riv_knight_good,itm_riv_surcoat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1h_sword,itm_riv_bas_sword,</text:p>
          </table:table-cell>
          <table:table-cell table:style-name="ce12" office:value-type="string" calcext:value-type="string">
            <text:p>itm_riv_shield_a_goo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athletics_5|knows_shield_6</text:span>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riv_rider</text:p>
          </table:table-cell>
          <table:table-cell table:style-name="ce3" office:value-type="string" calcext:value-type="string">
            <text:p>Rivendell_Rider</text:p>
          </table:table-cell>
          <table:table-cell table:style-name="ce3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foot_scale, itm_riv_surcoat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lorien_bow_reward, itm_elven_arrows,</text:p>
          </table:table-cell>
          <table:table-cell table:style-name="ce12" office:value-type="string" calcext:value-type="string">
            <text:p>itm_riv_shield_b,itm_riv_spear,itm_riv_riding_sword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horse_archery_6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riv_knight</text:p>
          </table:table-cell>
          <table:table-cell table:style-name="ce3" office:value-type="string" calcext:value-type="string">
            <text:p>Knight_of_Imladris</text:p>
          </table:table-cell>
          <table:table-cell table:style-name="ce3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cloak, itm_riv_knight_cloak,</text:p>
          </table:table-cell>
          <table:table-cell table:style-name="ce12" office:value-type="string" calcext:value-type="string">
            <text:p>itm_leather_gloves_good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(itm_lorien_bow_reward, imod_balanced), itm_elven_arrows,</text:p>
          </table:table-cell>
          <table:table-cell table:style-name="ce12" office:value-type="string" calcext:value-type="string">
            <text:p>itm_riv_bas_sword,itm_riv_shield_b_good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<text:span text:style-name="T1">knows_common|knows_riding_6|knows_shield_4</text:span>|knows_horse_archery_9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foot_scale_good, itm_riv_knight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 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1_arnor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_bad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57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armor_c,itm_leather_gloves,itm_leather_boots_dark_bad,itm_short_bow,itm_arrows,itm_arnor_sword_f,],attr_elf_tier_1,wp_elf_tier_1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arnor_vet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57" office:value-type="string" calcext:value-type="string">
            <text:p>knows_common|knows_ironflesh_2|knows_power_strike_3|knows_power_draw_3|knows_athletics_2|knows_tracking_1|knows_tactics_1|knows_pathfinding_1|knows_spotting_1|knows_wound_treatment_1|knows_persuasion_1|knows_leadership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armor_c,itm_leather_gloves,itm_leather_boots,itm_leather_boots_dark_bad,itm_regular_bow,itm_arrows,itm_arnor_sword_f,],attr_elf_tier_2,wp_elf_tier_2,knows_common|knows_ironflesh_2|knows_power_strike_3|knows_power_draw_3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arnor_swordsman</text:p>
          </table:table-cell>
          <table:table-cell table:style-name="ce3" office:value-type="string" calcext:value-type="string">
            <text:p>Dunedain_Swordsman</text:p>
          </table:table-cell>
          <table:table-cell table:style-name="ce3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<text:span text:style-name="T1">knows_common|knows_athletics_4|knows_shield_3|</text:span>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" calcext:value-type="string">
            <text:p>["i3_arnor_swordsman","Dunedain_Swordsman","Dunedain_Swordsmen",tf_dunedain| tfg_armor| tfg_helm| tfg_boots,0,0,fac_imladris,[itm_arnor_helm_c,itm_arnor_armor_b,itm_leather_gloves,itm_leather_boots, itm_leather_boots_dark,itm_arnor_sword_f,itm_arnor_sword_a,itm_arnor_shield_a,],attr_elf_tier_3,wp_elf_tier_3,knows_common|knows_athletics_4|knows_shield_3|knows_power_draw_4|knows_power_strike_5|knows_ironflesh_3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arnor_vet_swordsman</text:p>
          </table:table-cell>
          <table:table-cell table:style-name="ce3" office:value-type="string" calcext:value-type="string">
            <text:p>Dunedain_Veteran_Swordsman</text:p>
          </table:table-cell>
          <table:table-cell table:style-name="ce3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 itm_leather_boots_dark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athletics_5|knows_shield_4</text:span>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" calcext:value-type="string">
            <text:p>["i4_arnor_vet_swordsman","Dunedain_Veteran_Swordsman","Dunedain_Veteran_Swordsmen",tf_dunedain| tfg_gloves| tfg_armor| tfg_helm| tfg_boots,0,0,fac_imladris,[itm_arnor_helm_b,itm_arnor_armor_a,itm_leather_gloves,itm_leather_boots, itm_leather_boots_dark,itm_arnor_sword_a,itm_arnor_shield_a,],attr_elf_tier_4,wp_elf_tier_4,knows_common|knows_athletics_5|knows_shield_4|knows_power_draw_5|knows_power_strike_6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arnor_champion</text:p>
          </table:table-cell>
          <table:table-cell table:style-name="ce3" office:value-type="string" calcext:value-type="string">
            <text:p>Champion_of_Arnor</text:p>
          </table:table-cell>
          <table:table-cell table:style-name="ce3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5" office:value-type="string" calcext:value-type="string">
            <text:p><text:span text:style-name="T1">knows_common|knows_athletics_5|knows_shield_4</text:span>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" calcext:value-type="string">
            <text:p>["i5_arnor_champion","Champion_of_Arnor","Champions_of_Arnor",tf_dunedain| tfg_gloves| tfg_shield| tfg_armor| tfg_helm| tfg_boots,0,0,fac_imladris,[itm_dunedain_helm_b,itm_arnor_armor_f,itm_mail_mittens,itm_arnor_greaves,itm_arnor_sword_c,itm_arnor_sword_a,itm_arnor_shield_a,],attr_elf_tier_5,wp_elf_tier_5,knows_common|knows_athletics_5|knows_shield_4|knows_power_draw_5|knows_power_strike_7|knows_ironflesh_6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arnor_horseman</text:p>
          </table:table-cell>
          <table:table-cell table:style-name="ce3" office:value-type="string" calcext:value-type="string">
            <text:p>Dunedain_Horseman</text:p>
          </table:table-cell>
          <table:table-cell table:style-name="ce3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<text:span text:style-name="T1">knows_common|knows_riding_4|knows_shield_2</text:span>|knows_athletics_4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shield_2|knows_athletics_4|knows_power_strike_6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arnor_knight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itm_leather_boots_dark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<text:span text:style-name="T1">knows_common|knows_riding_5|knows_shield_3</text:span>|knows_athletics_5|knows_power_strike_7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dunedain_helm_b,itm_arnor_armor_f,itm_mail_mittens,itm_arnor_greaves,itm_leather_boots_dark,itm_lance,itm_arnor_sword_c,itm_arnor_shield_c,itm_arnor_warhorse,],attr_elf_tier_5,wp_elf_tier_5,knows_common|knows_riding_5|knows_shield_3|knows_athletics_5|knows_power_strike_7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arnor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<text:span text:style-name="T1">knows_common|knows_athletics_6|knows_shield_2</text:span>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armor_d,itm_leather_gloves,itm_leather_boots,itm_leather_boots_dark_bad,itm_elven_bow,itm_ithilien_arrows,itm_arnor_sword_f,itm_riv_spear,itm_arnor_shield_a,],attr_elf_tier_3,wp_melee(280)|wp_archery(240),knows_common|knows_athletics_6|knows_shield_2|knows_power_draw_4|knows_power_strike_4|knows_ironflesh_4,arnor_face_middle_1,arnor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arnor_vet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hood_grey,itm_arnor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riv_spear,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<text:span text:style-name="T1">knows_common|knows_athletics_6|knows_shield_3</text:span>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armor_d,itm_leather_gloves,itm_leather_boots,itm_leather_boots_dark_bad,itm_elven_bow,itm_ithilien_arrows,itm_arnor_sword_f,itm_riv_spear,itm_arnor_shield_a,],attr_elf_tier_4,wp_melee(310)|wp_archery(270),knows_common|knows_athletics_6|knows_shield_3|knows_power_draw_5|knows_power_strike_4|knows_ironflesh_4,arnor_face_older_1,arnor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arnor_master_ranger</text:p>
          </table:table-cell>
          <table:table-cell table:style-name="ce3" office:value-type="string" calcext:value-type="string">
            <text:p>Master_Ranger_of_Arnor</text:p>
          </table:table-cell>
          <table:table-cell table:style-name="ce3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itm_leather_boots_dark_ba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itm_riv_spear,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<text:span text:style-name="T1">knows_common|knows_athletics_8|knows_shield_3</text:span>|knows_power_draw_6|knows_power_strike_5|knows_ironflesh_5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" calcext:value-type="string">
            <text:p>["a5_arnor_master_ranger","Master_Ranger_of_Arnor","Master_Rangers_of_Arnor",tf_dunedain| tfg_ranged| tfg_gloves| tfg_armor| tfg_boots,0,0,fac_imladris,[itm_arnor_helm_c,itm_arnor_armor_d,itm_leather_gloves,itm_leather_boots,itm_leather_boots_dark_bad,itm_elven_bow,itm_ithilien_arrows,itm_arnor_sword_f,itm_arnor_sword_a,itm_riv_spear,itm_arnor_shield_a,],attr_elf_tier_5,wp_melee(360)|wp_archery(300),knows_common|knows_athletics_8|knows_shield_3|knows_power_draw_6|knows_power_strike_5|knows_ironflesh_5,arnor_face_older_1,arnor_face_older_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itm_saddle_horse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itm_dale_light_b_bad,itm_north_leather_ok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dale_light_b_bad,itm_north_leather_ok,itm_rohan_shoes,itm_leather_boots_bad,itm_spear,itm_rohan_sword_c,itm_good_mace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itm_north_leather_good, itm_rohan_mail,itm_rohan_mail_cloak,itm_dale_light_b_cloak, 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itm_north_leather_good, itm_rohan_mail,itm_rohan_mail_cloak,itm_dale_light_b_cloak, 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itm_mail_coif,</text:p>
          </table:table-cell>
          <table:table-cell table:style-name="ce12" office:value-type="string" calcext:value-type="string">
            <text:p>itm_rohan_mail,itm_rohan_mail_cloak,itm_rohan_mail_cloak, itm_rohan_rider_bad,itm_dale_light_b_lordly,itm_dale_med_a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,itm_rohan_mail_cloak,itm_rohan_mail_cloak, itm_rohan_rider_bad,itm_dale_light_b_lordly,itm_dale_med_a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itm_mail_coif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itm_dale_med_a_ok, itm_dale_med_a_cloak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bad, itm_rohan_scale_cloak, itm_rohan_scale_good,itm_rohan_rider_good_cloak, itm_rohan_rider_good,itm_dale_med_a_ok, itm_dale_med_a_cloak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itm_mail_coif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itm_dale_med_a_good,itm_dale_med_a_lordly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shield_1| knows_riding_3|knows_power_draw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5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6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horse_archery_8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tier_6,wp_tier_bow_6,knows_common|knows_horse_archery_8|knows_riding_7|knows_power_dra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cloak,itm_rohan_surcoat_good,itm_rohan_surcoat_goo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9|knows_shield_3|knows_power_strike_8|knows_ironflesh_8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itm_mail_coif,</text:p>
          </table:table-cell>
          <table:table-cell table:style-name="ce12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short_bow,itm_arrows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2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2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4|knows_riding_8|knows_shield_3|knows_power_throw_5|knows_power_strike_6|knows_ironflesh_6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mail_coif_good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43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dism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itm_dale_light_b_bad,itm_north_leather_good,</text:p>
          </table:table-cell>
          <table:table-cell table:style-name="ce12"/>
          <table:table-cell table:style-name="ce12" office:value-type="string" calcext:value-type="string">
            <text:p>itm_rohan_shoes,itm_leather_boots_bad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spear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dism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itm_dale_light_b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ism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itm_rohan_mail_good, itm_rohan_rider,itm_rohan_rider_bad,itm_dale_light_b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itm_harad_padded_bad,itm_harad_tunic_ba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harad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tunic,itm_harad_padded, itm_harad_pectoral_bad,itm_harad_scale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short_spear,itm_harad_dagger,itm_skirmisher_sword,itm_harad_sabre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 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pectoral, itm_harad_padded_good,</text:p>
          </table:table-cell>
          <table:table-cell table:style-name="ce12"/>
          <table:table-cell table:style-name="ce12" office:value-type="string" calcext:value-type="string">
            <text:p>itm_harad_scale_greaves,itm_harad_leather_greaves, 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 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pectoral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itm_harad_lamellar_good,itm_harad_heavy_lamellar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itm_black_snake_sword_ba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heavy_lamellar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itm_black_snake_sword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,itm_harad_padded_bad,itm_harad_tunic_good, 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57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 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tunic_good,itm_harad_padde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 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lamellar_good,itm_harad_pectoral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lamellar_goo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tunic,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_good,itm_harad_scale_bad,itm_harad_lamellar_ba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 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style-name="ce3" office:value-type="string" calcext:value-type="string">
            <text:p>Harondor_Light_Rider</text:p>
          </table:table-cell>
          <table:table-cell table:style-name="ce3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_good,itm_harad_heavy_bad,itm_harad_scale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horandor_a,itm_harad_heavy_sword_bad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style-name="ce3" office:value-type="string" calcext:value-type="string">
            <text:p>Gold_Serpent_Knight</text:p>
          </table:table-cell>
          <table:table-cell table:style-name="ce3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arad_heavy_sword_goo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3|knows_power_strike_5|knows_shield_3|knows_riding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 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style-name="ce3" office:value-type="string" calcext:value-type="string">
            <text:p>Harondor_Skirmisher</text:p>
          </table:table-cell>
          <table:table-cell table:style-name="ce3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tunic_good,itm_harad_padded,</text:p>
          </table:table-cell>
          <table:table-cell table:style-name="ce12"/>
          <table:table-cell table:style-name="ce12" office:value-type="string" calcext:value-type="string">
            <text:p>itm_harad_leather_greaves,itm_desert_boots, 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 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padded_good,</text:p>
          </table:table-cell>
          <table:table-cell table:style-name="ce12"/>
          <table:table-cell table:style-name="ce12" office:value-type="string" calcext:value-type="string">
            <text:p>itm_harad_lamellar_greaves,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itm_black_snake_sword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_good,itm_harad_heavy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ironflesh_3|knows_power_strike_4|knows_power_draw_5|knows_riding_7|knows_horse_archery_7 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_good,itm_harad_heavy_sword,itm_harad_warhorse,],attr_evil_tier_5,wp_tier_bow_5,knows_common|knows_ironflesh_3|knows_power_strike_4|knows_power_draw_5|knows_riding_7|knows_horse_archery_7 ,haradrim_face_1,haradrim_face_2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57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harad_champion_goo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<text:span text:style-name="T1">itm_dun_shield_a,itm_dun_shield_b,itm_d</text:span>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 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_shield_a,itm_dun_shield_b,itm_dunland_javelin,],attr_evil_tier_1,wp_tier_1,knows_common|knows_ironflesh_2|knows_power_strike_1|knows_power_throw_1|knows_shield_1|knows_athletics_3|knows_looting_1|knows_tracking_1|knows_pathfinding_2|knows_spotting_1|knows_wound_treatment_1|knows_persuasion_1 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<text:span text:style-name="T1">itm_dun_shield_a,itm_dun_shield_b,</text:span>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_shield_a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evil_gauntlets_a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<text:span text:style-name="T4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1|knows_power_throw_3|knows_athletics_2|knows_riding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_big,itm_dunland_javelin_big,itm_dun_shield_a,itm_dun_shield_b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evil_gauntlets_a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a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dun_raven_rider</text:p>
          </table:table-cell>
          <table:table-cell table:style-name="ce3" office:value-type="string" calcext:value-type="string">
            <text:p>Dunnish_Night_Raven</text:p>
          </table:table-cell>
          <table:table-cell table:style-name="ce3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_big,itm_dunland_javelin_big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d,itm_dunland_armor_i,itm_dunland_armor_j,itm_evil_gauntlets_a,itm_dunland_wolfboots,itm_dunnish_antler_axe,itm_twohand_wood_club,itm_dunland_javelin_big,itm_dunland_javelin_big,itm_dun_shield_a,itm_dun_shield_b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#KHAND" calcext:value-type="string">
            <text:p>#KHAN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table:number-columns-repeated="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War_Master</text:p>
          </table:table-cell>
          <table:table-cell table:style-name="ce3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1"/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Ironclad</text:p>
          </table:table-cell>
          <table:table-cell table:style-name="ce3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itm_khand_mail_good,itm_khand_heavy_lam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shield_3|knows_riding_5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 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r</text:p>
          </table:table-cell>
          <table:table-cell table:style-name="ce3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4|knows_power_strike_4|knows_riding_7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 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itm_khand_ligh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itm_khand_mail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splinted_greaves_good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shield_2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shield_3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_dark_bad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4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4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_bad,itm_khand_mail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itm_leather_boots_dark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steppe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med_lam, itm_khand_mail, 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splinted_greaves,</text:p>
          </table:table-cell>
          <table:table-cell table:style-name="ce12" office:value-type="string" calcext:value-type="string">
            <text:p>itm_javelin_big,itm_javelin_big,</text:p>
          </table:table-cell>
          <table:table-cell table:style-name="ce12" office:value-type="string" calcext:value-type="string">
            <text:p>itm_khand_tulwar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ironflesh_2|knows_power_strike_3|knows_power_throw_5|knows_shield_3|knows_riding_7|knows_horse_archery_6 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 ,khand_man1,khand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umb_helm_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c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,itm_hood_black_good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 ],attr_evil_tier_5,wp_archery(150) | wp_melee(200),knows_common|knows_athletics_5|knows_power_draw_3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hood_black_good,itm_umb_helm_a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itm_umb_shield_b, 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5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 ],attr_evil_tier_5,wp_archery(150) | wp_melee(200),knows_common|knows_athletics_8|knows_power_draw_5|knows_power_strike_4|knows_ironflesh_4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b_good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4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4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light_a_bad,itm_isen_orc_light_b_bad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1_isen_orc_snaga&quot;,&quot;Orc_Snaga_of_Isengard&quot;,&quot;Orc_Snagas_of_Isengard&quot;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 itm_isen_orc_helm_a,</text:p>
          </table:table-cell>
          <table:table-cell table:style-name="ce12" office:value-type="string" calcext:value-type="string">
            <text:p>itm_isen_orc_light_a,itm_isen_orc_light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orc_simple_spear,itm_orc_bill_bad,itm_orc_bill_bad,</text:p>
          </table:table-cell>
          <table:table-cell table:style-name="ce12" office:value-type="string" calcext:value-type="string">
            <text:p>itm_orc_slasher,itm_orc_slasher_heavy,itm_orc_slash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2_isen_orc&quot;,&quot;Orc_of_Isengard&quot;,&quot;Orcs_of_Isengard&quot;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pad_a,itm_isen_orc_pad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_bad,</text:p>
          </table:table-cell>
          <table:table-cell table:style-name="ce12" office:value-type="string" calcext:value-type="string">
            <text:p>itm_orc_slasher_heavy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3_isen_large_orc&quot;,&quot;Large_Orc_of_Isengard&quot;,&quot;Large_Orcs_of_Isengard&quot;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pad_b_good, itm_isen_orc_mail_b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spear,itm_isengard_spear,</text:p>
          </table:table-cell>
          <table:table-cell table:style-name="ce12" office:value-type="string" calcext:value-type="string">
            <text:p>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 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<text:span text:style-name="T1">tf_orc|tfg_armor|</text:span>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orc_mail_a_bad,itm_isen_orc_light_b_goo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mail_a, itm_isen_orc_mail_b_bad, 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 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light_a,itm_isen_orc_light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good,</text:p>
          </table:table-cell>
          <table:table-cell table:style-name="ce12" office:value-type="string" calcext:value-type="string">
            <text:p>itm_isen_orc_light_a_good, itm_isen_orc_light_b_good, itm_isen_orc_mail_a_bad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club_b,itm_orc_simple_spear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 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<text:span text:style-name="T1">tf_orc| tf_mounted| tfg_ranged| tfg_armor| tfg_helm|</text:span>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orc_mail_a, 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isengard_mallet,itm_isengard_spea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 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43"/>
        </table:table-row>
        <table:table-row table:style-name="ro1">
          <table:table-cell table:style-name="ce4" table:number-columns-repeated="21"/>
          <table:table-cell table:number-columns-repeated="4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short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57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,</text:p>
          </table:table-cell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itm_isengard_sword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heavy_d_goo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itm_isengard_heavy_axe,itm_isengard_heavy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<text:span text:style-name="T1">tf_urukhai| tf_mounted| tfg_armor| </text:span>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tracker_helm_good,</text:p>
          </table:table-cell>
          <table:table-cell table:style-name="ce12" office:value-type="string" calcext:value-type="string">
            <text:p>itm_isen_uruk_light_c_bad, itm_isen_uruk_light_c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itm_uruk_ragwrap, </text:p>
          </table:table-cell>
          <table:table-cell table:style-name="ce12" office:value-type="string" calcext:value-type="string">
            <text:p>itm_isengard_heavy_axe,itm_isengard_mallet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 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_bad,</text:p>
          </table:table-cell>
          <table:table-cell table:style-name="ce12" office:value-type="string" calcext:value-type="string">
            <text:p>itm_isen_uruk_light_a,itm_isen_uruk_light_a_bad,itm_isen_uruk_light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,itm_orc_slasher,itm_orc_axe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</text:p>
          </table:table-cell>
          <table:table-cell table:style-name="ce12" office:value-type="string" calcext:value-type="string">
            <text:p>itm_isen_uruk_light_a_good, itm_isen_uruk_light_b, itm_isen_uruk_med_a_bad, itm_isen_uruk_med_b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 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bad,</text:p>
          </table:table-cell>
          <table:table-cell table:style-name="ce12" office:value-type="string" calcext:value-type="string">
            <text:p>itm_isen_uruk_light_b_good, itm_isen_uruk_med_a, itm_isen_uruk_med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isengard_axe,itm_isengard_sword, </text:p>
          </table:table-cell>
          <table:table-cell table:style-name="ce12" office:value-type="string" calcext:value-type="string">
            <text:p>itm_isen_orc_shield_a,itm_isen_orc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 itm_isen_orc_shield_a,itm_isen_orc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b_good, itm_isen_uruk_heavy_a_bad, itm_isen_uruk_heavy_b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 itm_evil_gauntlets_b,itm_uruk_greaves,itm_isengard_sword, itm_isen_uruk_shield_b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b_good, itm_isen_uruk_heavy_c, 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word, 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 itm_evil_gauntlets_b,itm_uruk_chain_greaves,itm_isengard_sword, itm_isen_uruk_shield_b,],attr_evil_tier_5,wp_tier_5,knows_common|knows_athletics_3|knows_power_strike_6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med_a_good, itm_isen_uruk_heavy_a_bad, itm_isen_uruk_heavy_b_bad, 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 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 itm_isen_uruk_heavy_b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_good,</text:p>
          </table:table-cell>
          <table:table-cell table:style-name="ce12" office:value-type="string" calcext:value-type="string">
            <text:p>itm_isen_uruk_heavy_c_goo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57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uruk_falchion_b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uruk_falchion_b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orc_bill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uruk_falchion_b,],attr_evil_tier_3,wp_tier_4,knows_common|knows_athletics_3|knows_power_strike_5|knows_ironflesh_6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orc_bill_heavy,itm_orc_two_handed_axe_heavy,itm_orc_skull_spear_heavy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uruk_falchion_a,itm_uruk_falchion_b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orc_two_handed_axe_heavy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6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,itm_uruk_falchion_b,itm_mordor_uruk_shield_c,],attr_evil_tier_5,wp_tier_5,knows_common|knows_athletics_3|knows_power_strike_6|knows_ironflesh_9,uruk_hai_face1,uruk_hai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43"/>
        </table:table-row>
        <table:table-row table:style-name="ro1">
          <table:table-cell table:style-name="ce4" table:number-columns-repeated="4"/>
          <table:table-cell table:style-name="ce43" table:number-columns-repeated="2"/>
          <table:table-cell table:style-name="ce4" table:number-columns-repeated="14"/>
          <table:table-cell table:style-name="ce43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DOL GULDU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" calcext:value-type="string">
            <text:p>#DOL GULDU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_bad,itm_orc_slasher_heavy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falchion,itm_orc_slasher_heavy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falchion,itm_orc_slasher_heavy,itm_orc_axe,itm_mordor_orc_shield_b,itm_mordor_orc_shield_c,],attr_orc_tier_3,wp_orc_tier_3,knows_common|knows_athletics_2|knows_power_strike_3|knows_power_throw_3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falchion_heavy,itm_orc_two_handed_axe,itm_twohand_wood_club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falchion_heavy,itm_orc_two_handed_axe,itm_twohand_wood_club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falchion,itm_orc_sabre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itm_orc_throwing_arrow,</text:p>
          </table:table-cell>
          <table:table-cell table:style-name="ce12" office:value-type="string" calcext:value-type="string">
            <text:p>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evil_gauntlets_a,itm_orc_ragwrap,itm_orc_throwing_arrow,itm_orc_throwing_arrow,itm_orc_falchion,itm_orc_sabre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_bad,</text:p>
          </table:table-cell>
          <table:table-cell table:style-name="ce12" office:value-type="string" calcext:value-type="string">
            <text:p>itm_wood_club,itm_orc_slasher,itm_orc_slasher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ill_heavy, itm_orc_simple_spear_heavy,</text:p>
          </table:table-cell>
          <table:table-cell table:style-name="ce12" office:value-type="string" calcext:value-type="string">
            <text:p>itm_orc_slasher,itm_orc_slasher,itm_mordor_uruk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bill_heavy, itm_orc_simple_spear_heavy,itm_orc_slasher,itm_orc_slasher,itm_mordor_uruk_shield_c,],attr_orc_tier_4,wp_orc_tier_4,knows_common|knows_athletics_2|knows_shield_1|knows_power_strike_4,orc_face5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2" office:value-type="string" calcext:value-type="string">
            <text:p>Changed these two below to Guldur</text:p>
          </table:table-cell>
          <table:table-cell table:style-name="ce4" table:number-columns-repeated="19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club_d_bad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1|knows_athletics_5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orc_ragwrap,itm_orc_bow,itm_orc_hook_arrow,itm_orc_club_d_bad,],attr_orc_tier_3,wp_orc_tier_3,knows_common|knows_riding_1|knows_athletics_5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black_arrows_reward,</text:p>
          </table:table-cell>
          <table:table-cell table:style-name="ce12" office:value-type="string" calcext:value-type="string">
            <text:p>itm_orc_club_d,</text:p>
          </table:table-cell>
          <table:table-cell table:style-name="ce12"/>
          <table:table-cell table:style-name="ce23" office:value-type="string" calcext:value-type="string">
            <text:p>str_12| agi_11| int_7| cha_7|level(20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riding_1|knows_athletics_7|knows_power_draw_4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evil_gauntlets_a,itm_orc_furboots,itm_uruk_bow,itm_black_arrows_reward,itm_orc_club_d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lashe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_bad,itm_orc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common|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#Moria + tribal orc chief below" calcext:value-type="string">
            <text:p>#Moria + tribal orc chief below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moria_wolf_rider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common|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ia_warg_rider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imple_spear_heavy,itm_orc_skull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ia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_heavy, itm_orc_simple_spear_heavy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_heavy, itm_orc_simple_spear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moria_snag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falchion_bad,itm_orc_slasher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ia_goblin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_bad,itm_orc_falchion,itm_orc_scimitar_bad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ia_large_goblin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itm_orc_pick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<text:span text:style-name="T1">knows_common</text:span><text:span text:style-name="T5">|knows_ironflesh_3</text:span><text:span text:style-name="T6">|knows_athletics_5|knows_power_throw_2</text:span>|knows_power_strike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ia_fell_goblin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_heavy,itm_orc_scimitar_heavy,itm_orc_simple_spear_heavy,itm_orc_bill_heavy,itm_orc_pick,</text:p>
          </table:table-cell>
          <table:table-cell table:style-name="ce12" office:value-type="string" calcext:value-type="string">
            <text:p>itm_orc_throwing_axes,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<text:span text:style-name="T1">knows_common</text:span><text:span text:style-name="T5">|knows_ironflesh_4</text:span>|knows_athletics_6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2_moria_goblin_archer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_bad,</text:p>
          </table:table-cell>
          <table:table-cell table:style-name="ce12" office:value-type="string" calcext:value-type="string">
            <text:p>itm_orc_shield_a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57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3_moria_large_goblin_archer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<text:span text:style-name="T1">tf_orc| tfg_ranged| tfg_armor</text:span>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_heavy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<text:span text:style-name="T1">knows_common|</text:span><text:span text:style-name="T5">knows_ironflesh_3|</text:span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a4_moria_fell_goblin_archer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<text:span text:style-name="T1">tf_orc| tfg_ranged| tfg_armor</text:span>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_heavy,itm_orc_falchion,itm_orc_pick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<text:span text:style-name="T1">knows_common|</text:span><text:span text:style-name="T5">knows_ironflesh_4|</text:span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slasher_heavy,itm_orc_falchion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next two moved to end of file" calcext:value-type="string">
            <text:p>#next two moved to end of file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deep_dweller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_heavy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club_d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ia_orc_chieftain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orc_sabre_heavy,itm_orc_scimitar_heavy,</text:p>
          </table:table-cell>
          <table:table-cell table:style-name="ce12" office:value-type="string" calcext:value-type="string">
            <text:p>itm_orc_skull_spear,itm_orc_simple_spear_heavy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#Gundabad" calcext:value-type="string">
            <text:p>#Gundabad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1_gunda_goblin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slasher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57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1_gunda_goblin&quot;,&quot;Gundabad_Goblin&quot;,&quot;Gundabad_Goblins&quot;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gundabad_armor_a,itm_orc_tribal_a,itm_wood_club,itm_orc_slasher,itm_orc_slasher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gunda_orc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lasher,itm_orc_slasher,itm_wood_club,itm_orc_simple_spear,itm_orc_skull_spear,itm_orc_axe,itm_orc_falchion_bad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57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2_gunda_orc&quot;,&quot;Gundabad_Orc&quot;,&quot;Gundabad_Orcs&quot;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gundabad_armor_b,itm_gundabad_armor_c,itm_orc_ragwrap,itm_orc_slasher,itm_orc_slasher,itm_wood_club,itm_orc_simple_spear,itm_orc_skull_spear,itm_orc_axe,itm_orc_falchion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gunda_orc_fighter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,itm_orc_sabre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7|knows_power_draw_2|knows_power_throw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,itm_gundabad_armor_d,itm_gundabad_armor_c, itm_evil_gauntlets_a,itm_orc_furboots,itm_orc_falchion_heavy,itm_orc_scimitar,itm_orc_sabre,itm_orc_axe,itm_orc_skull_spear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warrior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_heavy,itm_orc_scimitar_heavy,itm_orc_sabre_heavy,itm_orc_skull_spear_heavy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3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falchion_heavy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gunda_orc_berserker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battle_axe,itm_uruk_falchion_b_bad,itm_uruk_falchion_b_heavy, itm_orc_skull_spear_heavy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4_gunda_orc_berserker&quot;,&quot;Gundabad_Orc_Berserker&quot;,&quot;Gundabad_Orc_Berserkers&quot;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4_gunda_orc_berserker","Gundabad_Orc_Berserker","Gundabad_Orc_Berserkers",tf_orc| tfg_armor|tfg_boots| tf_no_capture_alive,0,0,fac_gundabad,[itm_gundabad_helm_a,itm_gundabad_helm_b,itm_gundabad_helm_c,itm_gundabad_helm_d,itm_gundabad_armor_d,itm_gundabad_armor_e, itm_evil_gauntlets_a,itm_orc_furboots,itm_orc_two_handed_axe,itm_orc_battle_axe,itm_uruk_falchion_b_bad,itm_uruk_falchion_b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4_gunda_skirmisher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lasher,itm_orc_scimitar,itm_orc_falchion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a5_gunda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3_gunda_goblin_rider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3_gunda_goblin_rider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gunda_warg_rider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scimitar_heavy,itm_orc_falchion_heavy,itm_orc_sabre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falchion_heavy,itm_orc_sabre,itm_twohand_wood_club,itm_orc_club_b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gunda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_heavy,itm_orc_scimitar_heavy,itm_orc_skull_spear,itm_orc_club_b,itm_orc_club_b_heavy,itm_uruk_falchion_b_bad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common|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uruk_falchion_b_bad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gunda_orc_champion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_heavy,itm_orc_sabre_heavy,itm_orc_club_c,itm_orc_club_b_heavy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common|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c,itm_orc_club_b_heavy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simple_spear_heavy,itm_uruk_falchion_a,itm_orc_falcion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57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2_mordor_num_renegade&quot;,&quot;Black_Numenorean_Renegade&quot;,&quot;Black_Numenorean_Renegades&quot;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evil_light_armor, itm_evil_gauntlets_a,itm_uruk_ragwrap,itm_orc_simple_spear_heavy,itm_uruk_falchion_a,itm_orc_falc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hood_black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orc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57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club_ditm_mordor_man_shield_a,],attr_tier_5,wp_tier_5,knows_common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hood_black,itm_hood_black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,itm_m_armor_a,itm_m_armor_b,itm_black_num_armor, itm_evil_gauntlets_a,itm_uruk_chain_greaves,itm_corsair_throwing_dagger, itm_corsair_throwing_dagger, itm_corsair_throwing_dagger,itm_mordor_sword,itm_mordor_longsword,],attr_tier_5,wp_tier_5,knows_common|knows_athletics_7|knows_shield_2|knows_power_strike_6|knows_power_throw_8|knows_ironflesh_7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4_mordor_num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longsword,itm_orc_simple_spear_heavy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c5_mordor_num_knight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orc_simple_spear_heavy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tier_5,wp_tier_5,knows_common|knows_riding_5|knows_athletics_3|knows_shield_4|knows_power_strike_5|knows_ironflesh_5,mordor_man1,mordor_man2],</text:p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43"/>
        </table:table-row>
        <table:table-row table:style-name="ro1">
          <table:table-cell table:style-name="ce2" office:value-type="string" calcext:value-type="string">
            <text:p>Trolls <text:s/>&amp; ents</text:p>
          </table:table-cell>
          <table:table-cell table:style-name="ce4" table:number-columns-repeated="19"/>
          <table:table-cell table:style-name="ce43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#Trolls  &amp; ents" calcext:value-type="string">
            <text:p>#Trolls <text:s/>&amp; ents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troll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vet_troll</text:p>
          </table:table-cell>
          <table:table-cell table:style-name="ce3" office:value-type="string" calcext:value-type="string">
            <text:p>Trained_Cave_Troll</text:p>
          </table:table-cell>
          <table:table-cell table:style-name="ce3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6|knows_ironflesh_11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8),wp(90),knows_power_strike_6|knows_ironflesh_11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ia_armored_troll</text:p>
          </table:table-cell>
          <table:table-cell table:style-name="ce3" office:value-type="string" calcext:value-type="string">
            <text:p>Armored_Cave_Troll</text:p>
          </table:table-cell>
          <table:table-cell table:style-name="ce3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isen_olog_head_a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55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troll</text:p>
          </table:table-cell>
          <table:table-cell table:style-name="ce3" office:value-type="string" calcext:value-type="string">
            <text:p>Mountain_Troll</text:p>
          </table:table-cell>
          <table:table-cell table:style-name="ce3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bone_cudgel,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4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<text:span text:style-name="T1">knows_power_strike_6|knows_ironflesh_8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vet_troll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 office:value-type="string" calcext:value-type="string">
            <text:p>itm_giant_club, itm_giant_sledgehammer,</text:p>
          </table:table-cell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36)</text:p>
          </table:table-cell>
          <table:table-cell table:style-name="ce23" office:value-type="string" calcext:value-type="string">
            <text:p>wp(120)|wp_one_handed(120)</text:p>
          </table:table-cell>
          <table:table-cell table:style-name="ce23" office:value-type="string" calcext:value-type="string">
            <text:p><text:span text:style-name="T1">knows_power_strike_9|knows_ironflesh_13|knows_athletics_8</text:span>|knows_shield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6),wp(120)|wp_one_handed(120),knows_power_strike_9|knows_ironflesh_13|knows_athletics_8|knows_shield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gunda_placeholder</text:p>
          </table:table-cell>
          <table:table-cell table:style-name="ce3" office:value-type="string" calcext:value-type="string">
            <text:p>Trained_Mountain_Troll</text:p>
          </table:table-cell>
          <table:table-cell table:style-name="ce3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_troll_head_a, itm_gunda_troll_head_b, itm_gunda_troll_head_c,</text:p>
          </table:table-cell>
          <table:table-cell table:style-name="ce12" office:value-type="string" calcext:value-type="string">
            <text:p>itm_gunda_troll_body,</text:p>
          </table:table-cell>
          <table:table-cell table:style-name="ce12" office:value-type="string" calcext:value-type="string">
            <text:p>itm_gunda_troll_hands,</text:p>
          </table:table-cell>
          <table:table-cell table:style-name="ce12" office:value-type="string" calcext:value-type="string">
            <text:p>itm_gunda_troll_feet,</text:p>
          </table:table-cell>
          <table:table-cell table:style-name="ce12"/>
          <table:table-cell table:style-name="ce12" office:value-type="string" calcext:value-type="string">
            <text:p>itm_troll_shield_b,</text:p>
          </table:table-cell>
          <table:table-cell table:style-name="ce12"/>
          <table:table-cell table:style-name="ce23" office:value-type="string" calcext:value-type="string">
            <text:p>str_25| agi_30| int_3| cha_3|level(5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troll</text:p>
          </table:table-cell>
          <table:table-cell table:style-name="ce3" office:value-type="string" calcext:value-type="string">
            <text:p>Isengard_Troll</text:p>
          </table:table-cell>
          <table:table-cell table:style-name="ce3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, 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5|knows_ironflesh_8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8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vet_troll</text:p>
          </table:table-cell>
          <table:table-cell table:style-name="ce3" office:value-type="string" calcext:value-type="string">
            <text:p>Isengard_Trained_Troll</text:p>
          </table:table-cell>
          <table:table-cell table:style-name="ce3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85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40),wp(85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isen_armored_troll</text:p>
          </table:table-cell>
          <table:table-cell table:style-name="ce3" office:value-type="string" calcext:value-type="string">
            <text:p>Isengard_Armored_Troll</text:p>
          </table:table-cell>
          <table:table-cell table:style-name="ce3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log_head_a,itm_isen_olog_head_b,itm_isen_olog_head_c,</text:p>
          </table:table-cell>
          <table:table-cell table:style-name="ce12" office:value-type="string" calcext:value-type="string">
            <text:p>itm_isen_olog_body,itm_isen_olog_body_b,</text:p>
          </table:table-cell>
          <table:table-cell table:style-name="ce12" office:value-type="string" calcext:value-type="string">
            <text:p>itm_isen_olog_hands,</text:p>
          </table:table-cell>
          <table:table-cell table:style-name="ce12" office:value-type="string" calcext:value-type="string">
            <text:p>itm_isen_olog_feet,</text:p>
          </table:table-cell>
          <table:table-cell table:style-name="ce12" office:value-type="string" calcext:value-type="string">
            <text:p>itm_giant_spiked_mace, itm_troll_weapon_long, itm_troll_weapon_long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6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6|knows_ironflesh_12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</text:p>
          </table:table-cell>
          <table:table-cell table:style-name="ce3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clu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38)</text:p>
          </table:table-cell>
          <table:table-cell table:style-name="ce23" office:value-type="string" calcext:value-type="string">
            <text:p>wp(9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vet_troll</text:p>
          </table:table-cell>
          <table:table-cell table:style-name="ce3" office:value-type="string" calcext:value-type="string">
            <text:p>Mordor_Trained_Troll</text:p>
          </table:table-cell>
          <table:table-cell table:style-name="ce3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troll_head_a, itm_mordor_troll_head_b,</text:p>
          </table:table-cell>
          <table:table-cell table:style-name="ce12" office:value-type="string" calcext:value-type="string">
            <text:p>itm_mordor_troll_body,</text:p>
          </table:table-cell>
          <table:table-cell table:style-name="ce12" office:value-type="string" calcext:value-type="string">
            <text:p>itm_mordor_troll_hands,</text:p>
          </table:table-cell>
          <table:table-cell table:style-name="ce12" office:value-type="string" calcext:value-type="string">
            <text:p>itm_mordor_troll_feet,</text:p>
          </table:table-cell>
          <table:table-cell table:style-name="ce12" office:value-type="string" calcext:value-type="string">
            <text:p>itm_giant_mace_b,</text:p>
          </table:table-cell>
          <table:table-cell table:style-name="ce12" office:value-type="string" calcext:value-type="string">
            <text:p>itm_troll_shield_a,itm_troll_shield_a,</text:p>
          </table:table-cell>
          <table:table-cell table:style-name="ce1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|wp_one_handed(120)</text:p>
          </table:table-cell>
          <table:table-cell table:style-name="ce23" office:value-type="string" calcext:value-type="string">
            <text:p><text:span text:style-name="T1">knows_power_strike_6|knows_ironflesh_12|knows_athletics_8</text:span>|knows_shield_4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40),wp(100)|wp_one_handed(120),knows_power_strike_6|knows_ironflesh_12|knows_athletics_8|knows_shield_4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mordor_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a, itm_olog_head_b, itm_olog_head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,</text:p>
          </table:table-cell>
          <table:table-cell table:style-name="ce12" office:value-type="string" calcext:value-type="string">
            <text:p>itm_giant_spiked_mace,itm_giant_hammer,</text:p>
          </table:table-cell>
          <table:table-cell table:style-name="ce12" office:value-type="string" calcext:value-type="string">
            <text:p>itm_troll_shield_a,</text:p>
          </table:table-cell>
          <table:table-cell table:style-name="ce12"/>
          <table:table-cell table:style-name="ce23" office:value-type="string" calcext:value-type="string">
            <text:p>str_25| agi_30| int_3| cha_3|level(65)</text:p>
          </table:table-cell>
          <table:table-cell table:style-name="ce23" office:value-type="string" calcext:value-type="string">
            <text:p>wp(130)|wp_one_handed(150)</text:p>
          </table:table-cell>
          <table:table-cell table:style-name="ce23" office:value-type="string" calcext:value-type="string">
            <text:p><text:span text:style-name="T1">knows_power_strike_7|knows_ironflesh_13|knows_athletics_8</text:span>|knows_shield_6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1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2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3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4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5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troll_placeholder_6</text:p>
          </table:table-cell>
          <table:table-cell table:style-name="ce3" office:value-type="string" calcext:value-type="string">
            <text:p>Cave_Troll</text:p>
          </table:table-cell>
          <table:table-cell table:style-name="ce3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wild_troll</text:p>
          </table:table-cell>
          <table:table-cell table:style-name="ce3" office:value-type="string" calcext:value-type="string">
            <text:p>Wild_Cave_Troll</text:p>
          </table:table-cell>
          <table:table-cell table:style-name="ce3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tribal_orcs</text:p>
          </table:table-cell>
          <table:table-cell table:style-name="ce12" office:value-type="string" calcext:value-type="string">
            <text:p>itm_troll_head_a,itm_troll_head_b,itm_troll_head_c,</text:p>
          </table:table-cell>
          <table:table-cell table:style-name="ce12" office:value-type="string" calcext:value-type="string">
            <text:p>itm_troll_body,</text:p>
          </table:table-cell>
          <table:table-cell table:style-name="ce12" office:value-type="string" calcext:value-type="string">
            <text:p>itm_troll_hands,</text:p>
          </table:table-cell>
          <table:table-cell table:style-name="ce12" office:value-type="string" calcext:value-type="string">
            <text:p>itm_troll_feet,</text:p>
          </table:table-cell>
          <table:table-cell table:style-name="ce12" office:value-type="string" calcext:value-type="string">
            <text:p>itm_tree_trunk_club_b,itm_tree_trunk_invis,</text:p>
          </table:table-cell>
          <table:table-cell table:style-name="ce12" table:number-columns-repeated="2"/>
          <table:table-cell table:style-name="ce23" office:value-type="string" calcext:value-type="string">
            <text:p>str_25| agi_30| int_3| cha_3|level(40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5|knows_ironflesh_10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4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, itm_ent_head_2, itm_ent_head_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| agi_30| int_3| cha_3|level(63)</text:p>
          </table:table-cell>
          <table:table-cell table:style-name="ce23" office:value-type="string" calcext:value-type="string">
            <text:p>wp(250)</text:p>
          </table:table-cell>
          <table:table-cell table:style-name="ce23" office:value-type="string" calcext:value-type="string">
            <text:p>knows_power_strike_15|knows_ironflesh_15|knows_athletics_8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43"/>
        </table:table-row>
        <table:table-row table:style-name="ro1">
          <table:table-cell table:style-name="ce4" table:number-columns-repeated="20"/>
          <table:table-cell table:style-name="ce43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43"/>
        </table:table-row>
        <table:table-row table:style-name="ro1">
          <table:table-cell table:style-name="ce2"/>
          <table:table-cell table:style-name="ce4" table:number-columns-repeated="19"/>
          <table:table-cell table:style-name="ce43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"/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>
            <text:p/>
          </table:table-cell>
          <table:table-cell table:number-columns-repeated="4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6" table:number-columns-repeated="2"/>
          <table:table-cell table:style-name="ce27"/>
          <table:table-cell table:style-name="ce43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>
            <text:p/>
          </table:table-cell>
          <table:table-cell table:number-columns-repeated="43"/>
        </table:table-row>
        <table:table-row table:style-name="ro1" table:number-rows-repeated="582">
          <table:table-cell table:style-name="ce4" table:number-columns-repeated="21"/>
          <table:table-cell table:number-columns-repeated="43"/>
        </table:table-row>
        <table:table-row table:style-name="ro4" table:number-rows-repeated="1047465">
          <table:table-cell table:number-columns-repeated="64"/>
        </table:table-row>
        <table:table-row table:style-name="ro5" table:number-rows-repeated="71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Variables" table:style-name="ta1">
        <table:table-column table:style-name="co22" table:number-columns-repeated="64" table:default-cell-style-name="ce43"/>
        <table:table-row table:style-name="ro7">
          <table:table-cell table:number-columns-repeated="7"/>
          <table:table-cell table:style-name="ce69" office:value-type="string" calcext:value-type="string">
            <text:p>Char 1</text:p>
          </table:table-cell>
          <table:table-cell table:style-name="ce69" office:value-type="string" calcext:value-type="string">
            <text:p>[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2</text:p>
          </table:table-cell>
          <table:table-cell table:style-name="ce69" office:value-type="string" calcext:value-type="string">
            <text:p>]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3</text:p>
          </table:table-cell>
          <table:table-cell table:style-name="ce69" office:value-type="string" calcext:value-type="string">
            <text:p>(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4</text:p>
          </table:table-cell>
          <table:table-cell table:style-name="ce69" office:value-type="string" calcext:value-type="string">
            <text:p>)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5</text:p>
          </table:table-cell>
          <table:table-cell table:style-name="ce69" office:value-type="string" calcext:value-type="string">
            <text:p>|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6</text:p>
          </table:table-cell>
          <table:table-cell table:style-name="ce69" office:value-type="string" calcext:value-type="string">
            <text:p>,</text:p>
          </table:table-cell>
          <table:table-cell table:number-columns-repeated="55"/>
        </table:table-row>
        <table:table-row table:style-name="ro7">
          <table:table-cell table:number-columns-repeated="7"/>
          <table:table-cell table:style-name="ce69" office:value-type="string" calcext:value-type="string">
            <text:p>Char 7</text:p>
          </table:table-cell>
          <table:table-cell table:style-name="ce69" office:value-type="string" calcext:value-type="string">
            <text:p>"</text:p>
          </table:table-cell>
          <table:table-cell table:number-columns-repeated="55"/>
        </table:table-row>
        <table:table-row table:style-name="ro4">
          <table:table-cell table:number-columns-repeated="64"/>
        </table:table-row>
        <table:table-row table:style-name="ro8">
          <table:table-cell table:style-name="ce6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63"/>
        </table:table-row>
        <table:table-row table:style-name="ro4" table:number-rows-repeated="104856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2" svg:font-family="Cambria"/>
    <style:font-face style:name="Cambria" svg:font-family="Cambria" style:font-family-generic="roman"/>
    <style:font-face style:name="Cambria1" svg:font-family="Cambria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9">00.00.0000</text:date>, <text:time style:data-style-name="N2" text:time-value="16:10:53.1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initial-creator/>
    <meta:creation-date>2018-01-09T20:56:58Z</meta:creation-date>
    <dc:date>2023-03-19T16:22:06.344000000</dc:date>
    <meta:editing-cycles>571</meta:editing-cycles>
    <meta:editing-duration>P6DT20H25M14S</meta:editing-duration>
    <meta:document-statistic meta:table-count="2" meta:cell-count="7112" meta:object-count="0"/>
  </office:meta>
</office:document-meta>
</file>